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91574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94.0"/>
          <table:table-cell office:value-type="float" office:value="12984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421165"/>
          <table:table-cell office:value-type="float" office:value="0.086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2.0"/>
          <table:table-cell office:value-type="float" office:value="80.0"/>
          <table:table-cell office:value-type="float" office:value="440.0"/>
          <table:table-cell office:value-type="float" office:value="4594.0"/>
          <table:table-cell office:value-type="float" office:value="12984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2.626"/>
          <table:table-cell office:value-type="float" office:value="2.435"/>
          <table:table-cell office:value-type="float" office:value="2.35"/>
          <table:table-cell office:value-type="float" office:value="71136.0"/>
          <table:table-cell office:value-type="float" office:value="0.0"/>
          <table:table-cell office:value-type="float" office:value="127.0"/>
          <table:table-cell office:value-type="float" office:value="5875.0"/>
          <table:table-cell office:value-type="float" office:value="77852.0"/>
          <table:table-cell office:value-type="float" office:value="4170.0"/>
          <table:table-cell office:value-type="float" office:value="11292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10481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1035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60.0"/>
          <table:table-cell office:value-type="float" office:value="7467.0"/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1972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59.0"/>
          <table:table-cell office:value-type="float" office:value="8318.0"/>
          <table:table-cell office:value-type="float" office:value="65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57447"/>
          <table:table-cell office:value-type="float" office:value="0.117"/>
          <table:table-cell office:value-type="float" office:value="0.06"/>
          <table:table-cell office:value-type="float" office:value="888.0"/>
          <table:table-cell office:value-type="float" office:value="0.0"/>
          <table:table-cell office:value-type="float" office:value="10.0"/>
          <table:table-cell office:value-type="float" office:value="540.0"/>
          <table:table-cell office:value-type="float" office:value="3084.0"/>
          <table:table-cell office:value-type="float" office:value="4594.0"/>
          <table:table-cell office:value-type="float" office:value="12996.0"/>
          <table:table-cell office:value-type="float" office:value="91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1.228"/>
          <table:table-cell office:value-type="float" office:value="0.918"/>
          <table:table-cell office:value-type="float" office:value="0.84"/>
          <table:table-cell office:value-type="float" office:value="24398.0"/>
          <table:table-cell office:value-type="float" office:value="0.0"/>
          <table:table-cell office:value-type="float" office:value="58.0"/>
          <table:table-cell office:value-type="float" office:value="2292.0"/>
          <table:table-cell office:value-type="float" office:value="52043.0"/>
          <table:table-cell office:value-type="float" office:value="4594.0"/>
          <table:table-cell office:value-type="float" office:value="12996.0"/>
          <table:table-cell office:value-type="float" office:value="91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21.4775"/>
          <table:table-cell office:value-type="float" office:value="21.284"/>
          <table:table-cell office:value-type="float" office:value="21.22"/>
          <table:table-cell office:value-type="float" office:value="460600.0"/>
          <table:table-cell office:value-type="float" office:value="0.0"/>
          <table:table-cell office:value-type="float" office:value="510.0"/>
          <table:table-cell office:value-type="float" office:value="37446.0"/>
          <table:table-cell office:value-type="float" office:value="960364.0"/>
          <table:table-cell office:value-type="float" office:value="4170.0"/>
          <table:table-cell office:value-type="float" office:value="11304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42949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9872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59.0"/>
          <table:table-cell office:value-type="float" office:value="7466.0"/>
          <table:table-cell office:value-type="float" office:value="55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53305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958.0"/>
          <table:table-cell office:value-type="float" office:value="8317.0"/>
          <table:table-cell office:value-type="float" office:value="65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60809"/>
          <table:table-cell office:value-type="float" office:value="0.075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216.0"/>
          <table:table-cell office:value-type="float" office:value="774.0"/>
          <table:table-cell office:value-type="float" office:value="4594.0"/>
          <table:table-cell office:value-type="float" office:value="12989.0"/>
          <table:table-cell office:value-type="float" office:value="82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0.347385"/>
          <table:table-cell office:value-type="float" office:value="0.075"/>
          <table:table-cell office:value-type="float" office:value="0.02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44.0"/>
          <table:table-cell office:value-type="float" office:value="647.0"/>
          <table:table-cell office:value-type="float" office:value="4594.0"/>
          <table:table-cell office:value-type="float" office:value="12989.0"/>
          <table:table-cell office:value-type="float" office:value="87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89.0"/>
          <table:table-cell office:value-type="float" office:value="11871.0"/>
          <table:table-cell office:value-type="float" office:value="8331.0"/>
          <table:table-cell office:value-type="float" office:value="7161.0"/>
          <table:table-cell office:value-type="float" office:value="8619.0"/>
          <table:table-cell office:value-type="float" office:value="52.0"/>
          <table:table-cell office:value-type="float" office:value="5.76835"/>
          <table:table-cell office:value-type="float" office:value="5.587"/>
          <table:table-cell office:value-type="float" office:value="5.52"/>
          <table:table-cell office:value-type="float" office:value="191610.0"/>
          <table:table-cell office:value-type="float" office:value="0.0"/>
          <table:table-cell office:value-type="float" office:value="159.0"/>
          <table:table-cell office:value-type="float" office:value="10542.0"/>
          <table:table-cell office:value-type="float" office:value="202892.0"/>
          <table:table-cell office:value-type="float" office:value="4170.0"/>
          <table:table-cell office:value-type="float" office:value="11297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68.0"/>
          <table:table-cell office:value-type="float" office:value="13922.0"/>
          <table:table-cell office:value-type="float" office:value="9558.0"/>
          <table:table-cell office:value-type="float" office:value="8445.0"/>
          <table:table-cell office:value-type="float" office:value="9283.0"/>
          <table:table-cell office:value-type="float" office:value="14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